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B000002A44D016666.png" manifest:media-type="image/png"/>
  <manifest:file-entry manifest:full-path="Pictures/1000000100000419000003DFB4B16A8D.png" manifest:media-type="image/png"/>
  <manifest:file-entry manifest:full-path="Pictures/10000001000004120000042EE1917130.png" manifest:media-type="image/png"/>
  <manifest:file-entry manifest:full-path="Pictures/10000001000004150000042731C6CB46.png" manifest:media-type="image/png"/>
  <manifest:file-entry manifest:full-path="Pictures/100000010000041A0000041A6B278469.png" manifest:media-type="image/png"/>
  <manifest:file-entry manifest:full-path="Pictures/100000010000041C00000418C1B53F74.png" manifest:media-type="image/png"/>
  <manifest:file-entry manifest:full-path="Pictures/100000010000041A0000042596594653.png" manifest:media-type="image/png"/>
  <manifest:file-entry manifest:full-path="Pictures/10000001000004150000042F83A791E0.png" manifest:media-type="image/png"/>
  <manifest:file-entry manifest:full-path="Pictures/10000001000004150000042782FBD301.png" manifest:media-type="image/png"/>
  <manifest:file-entry manifest:full-path="Pictures/100000010000041100000421FE459CCA.png" manifest:media-type="image/png"/>
  <manifest:file-entry manifest:full-path="Pictures/10000001000004150000041E2309C3C4.png" manifest:media-type="image/png"/>
  <manifest:file-entry manifest:full-path="Pictures/100000010000041800000421C8F46CD5.png" manifest:media-type="image/png"/>
  <manifest:file-entry manifest:full-path="Pictures/1000000100000412000004224D475F72.png" manifest:media-type="image/png"/>
  <manifest:file-entry manifest:full-path="Pictures/100000010000040C0000042437C8D04C.png" manifest:media-type="image/png"/>
  <manifest:file-entry manifest:full-path="Pictures/1000000100000413000004280554884C.png" manifest:media-type="image/png"/>
  <manifest:file-entry manifest:full-path="Pictures/100000010000040F000004267EAFFF62.png" manifest:media-type="image/png"/>
  <manifest:file-entry manifest:full-path="Pictures/10000001000004170000042A817EC016.png" manifest:media-type="image/png"/>
  <manifest:file-entry manifest:full-path="Pictures/100000010000041D0000042B1F590503.png" manifest:media-type="image/png"/>
  <manifest:file-entry manifest:full-path="Pictures/100000010000041500000428A49F3719.png" manifest:media-type="image/png"/>
  <manifest:file-entry manifest:full-path="Pictures/1000000100000418000004250C3C7115.png" manifest:media-type="image/png"/>
  <manifest:file-entry manifest:full-path="Pictures/100000010000041300000423A34CF17B.png" manifest:media-type="image/png"/>
  <manifest:file-entry manifest:full-path="Pictures/10000001000004170000043139EDFA30.png" manifest:media-type="image/png"/>
  <manifest:file-entry manifest:full-path="Pictures/100000010000041C000004229763C595.png" manifest:media-type="image/png"/>
  <manifest:file-entry manifest:full-path="Pictures/1000000100000409000004223D619F5C.png" manifest:media-type="image/png"/>
  <manifest:file-entry manifest:full-path="Pictures/10000001000004160000042512035CF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948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27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032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382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72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962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7.695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7.746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7.737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637cm, 0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083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453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286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319cm, 0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023cm, 0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454cm, 0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27cm, 0cm)" draw:image-opacity="100%" style:mirror="none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073cm, 0cm)" draw:image-opacity="100%" style:mirror="none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178cm, 0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323cm, 0cm)" draw:image-opacity="100%" style:mirror="none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115cm, 0cm)" draw:image-opacity="100%" style:mirror="none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125cm, 0cm)" draw:image-opacity="100%" style:mirror="none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73cm, 0.478cm, 18.379cm, 0cm)" draw:image-opacity="100%" style:mirror="none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7.856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17.145cm" svg:x="2.587cm" svg:y="4.175cm">
          <draw:image xlink:href="Pictures/100000010000028B000002A44D01666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6.584cm" svg:height="6.033cm" svg:x="3.222cm" svg:y="3.857cm">
          <draw:image xlink:href="Pictures/1000000100000419000003DFB4B16A8D.png" xlink:type="simple" xlink:show="embed" xlink:actuate="onLoad" draw:mime-type="image/png">
            <text:p/>
          </draw:image>
        </draw:frame>
        <draw:frame draw:style-name="gr3" draw:text-style-name="P1" draw:layer="layout" svg:width="16.936cm" svg:height="6.032cm" svg:x="3.064cm" svg:y="11.795cm">
          <draw:image xlink:href="Pictures/10000001000004150000042731C6CB46.png" xlink:type="simple" xlink:show="embed" xlink:actuate="onLoad" draw:mime-type="image/png">
            <text:p/>
          </draw:image>
        </draw:frame>
        <draw:frame draw:style-name="gr4" draw:text-style-name="P1" draw:layer="layout" svg:width="17.192cm" svg:height="6.033cm" svg:x="2.905cm" svg:y="20.049cm">
          <draw:image xlink:href="Pictures/100000010000041A0000041A6B278469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5cm">
          <draw:text-box>
            <text:p text:style-name="P2"><text:span text:style-name="T1">Subnet 1</text:span></text:p>
          </draw:text-box>
        </draw:frame>
      </draw:page>
      <draw:page draw:name="page3" draw:style-name="dp1" draw:master-page-name="Default">
        <draw:frame draw:style-name="gr6" draw:text-style-name="P1" draw:layer="layout" svg:width="17.044cm" svg:height="6.136cm" svg:x="2.956cm" svg:y="3.697cm">
          <draw:image xlink:href="Pictures/10000001000004150000042F83A791E0.png" xlink:type="simple" xlink:show="embed" xlink:actuate="onLoad" draw:mime-type="image/png">
            <text:p/>
          </draw:image>
        </draw:frame>
        <draw:frame draw:style-name="gr7" draw:text-style-name="P1" draw:layer="layout" svg:width="17.068cm" svg:height="6.35cm" svg:x="2.932cm" svg:y="12.112cm">
          <draw:image xlink:href="Pictures/100000010000041100000421FE459CCA.png" xlink:type="simple" xlink:show="embed" xlink:actuate="onLoad" draw:mime-type="image/png">
            <text:p/>
          </draw:image>
        </draw:frame>
        <draw:frame draw:style-name="gr8" draw:text-style-name="P1" draw:layer="layout" svg:width="16.827cm" svg:height="5.904cm" svg:x="3.173cm" svg:y="21.131cm">
          <draw:image xlink:href="Pictures/100000010000041C00000418C1B53F74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6cm">
          <draw:text-box>
            <text:p text:style-name="P2"><text:span text:style-name="T1">Subnet 2</text:span></text:p>
          </draw:text-box>
        </draw:frame>
      </draw:page>
      <draw:page draw:name="page4" draw:style-name="dp1" draw:master-page-name="Default">
        <draw:frame draw:style-name="gr9" draw:text-style-name="P4" draw:layer="layout" svg:width="16.142cm" svg:height="5.95cm" svg:x="3.59cm" svg:y="4.175cm">
          <draw:image xlink:href="Pictures/10000001000004150000041E2309C3C4.png" xlink:type="simple" xlink:show="embed" xlink:actuate="onLoad" draw:mime-type="image/png">
            <text:p/>
          </draw:image>
        </draw:frame>
        <draw:frame draw:style-name="gr10" draw:text-style-name="P4" draw:layer="layout" svg:width="16.094cm" svg:height="5.932cm" svg:x="3.638cm" svg:y="12.747cm">
          <draw:image xlink:href="Pictures/100000010000041800000421C8F46CD5.png" xlink:type="simple" xlink:show="embed" xlink:actuate="onLoad" draw:mime-type="image/png">
            <text:p/>
          </draw:image>
        </draw:frame>
        <draw:frame draw:style-name="gr11" draw:text-style-name="P4" draw:layer="layout" svg:width="16.703cm" svg:height="6.213cm" svg:x="3.297cm" svg:y="21.002cm">
          <draw:image xlink:href="Pictures/1000000100000412000004224D475F72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3</text:span></text:p>
          </draw:text-box>
        </draw:frame>
      </draw:page>
      <draw:page draw:name="page5" draw:style-name="dp1" draw:master-page-name="Default">
        <draw:frame draw:style-name="gr12" draw:text-style-name="P4" draw:layer="layout" svg:width="16.51cm" svg:height="5.667cm" svg:x="3.422cm" svg:y="3.718cm">
          <draw:image xlink:href="Pictures/100000010000040C0000042437C8D04C.png" xlink:type="simple" xlink:show="embed" xlink:actuate="onLoad" draw:mime-type="image/png">
            <text:p/>
          </draw:image>
        </draw:frame>
        <draw:frame draw:style-name="gr13" draw:text-style-name="P4" draw:layer="layout" svg:width="16.537cm" svg:height="6.033cm" svg:x="3.463cm" svg:y="11.542cm">
          <draw:image xlink:href="Pictures/1000000100000413000004280554884C.png" xlink:type="simple" xlink:show="embed" xlink:actuate="onLoad" draw:mime-type="image/png">
            <text:p/>
          </draw:image>
        </draw:frame>
        <draw:frame draw:style-name="gr14" draw:text-style-name="P4" draw:layer="layout" svg:width="16.509cm" svg:height="5.792cm" svg:x="3.491cm" svg:y="20.29cm">
          <draw:image xlink:href="Pictures/100000010000040F000004267EAFFF62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4</text:span></text:p>
          </draw:text-box>
        </draw:frame>
      </draw:page>
      <draw:page draw:name="page6" draw:style-name="dp1" draw:master-page-name="Default">
        <draw:frame draw:style-name="gr15" draw:text-style-name="P4" draw:layer="layout" svg:width="15.875cm" svg:height="5.684cm" svg:x="4.175cm" svg:y="4.453cm">
          <draw:image xlink:href="Pictures/10000001000004170000042A817EC016.png" xlink:type="simple" xlink:show="embed" xlink:actuate="onLoad" draw:mime-type="image/png">
            <text:p/>
          </draw:image>
        </draw:frame>
        <draw:frame draw:style-name="gr16" draw:text-style-name="P4" draw:layer="layout" svg:width="15.823cm" svg:height="5.734cm" svg:x="4.175cm" svg:y="11.86cm">
          <draw:image xlink:href="Pictures/10000001000004120000042EE1917130.png" xlink:type="simple" xlink:show="embed" xlink:actuate="onLoad" draw:mime-type="image/png">
            <text:p/>
          </draw:image>
        </draw:frame>
        <draw:frame draw:style-name="gr17" draw:text-style-name="P4" draw:layer="layout" svg:width="15.875cm" svg:height="5.801cm" svg:x="4.175cm" svg:y="19.964cm">
          <draw:image xlink:href="Pictures/10000001000004150000042782FBD301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7cm">
          <draw:text-box>
            <text:p text:style-name="P2"><text:span text:style-name="T1">Subnet 5</text:span></text:p>
          </draw:text-box>
        </draw:frame>
      </draw:page>
      <draw:page draw:name="page7" draw:style-name="dp1" draw:master-page-name="Default">
        <draw:frame draw:style-name="gr18" draw:text-style-name="P4" draw:layer="layout" svg:width="14.871cm" svg:height="5.218cm" svg:x="4.861cm" svg:y="5.762cm">
          <draw:image xlink:href="Pictures/100000010000041D0000042B1F590503.png" xlink:type="simple" xlink:show="embed" xlink:actuate="onLoad" draw:mime-type="image/png">
            <text:p/>
          </draw:image>
        </draw:frame>
        <draw:frame draw:style-name="gr19" draw:text-style-name="P4" draw:layer="layout" svg:width="15.24cm" svg:height="5.447cm" svg:x="4.81cm" svg:y="13.333cm">
          <draw:image xlink:href="Pictures/100000010000041500000428A49F3719.png" xlink:type="simple" xlink:show="embed" xlink:actuate="onLoad" draw:mime-type="image/png">
            <text:p/>
          </draw:image>
        </draw:frame>
        <draw:frame draw:style-name="gr20" draw:text-style-name="P4" draw:layer="layout" svg:width="14.923cm" svg:height="5.381cm" svg:x="4.81cm" svg:y="22.272cm">
          <draw:image xlink:href="Pictures/1000000100000418000004250C3C7115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8cm">
          <draw:text-box>
            <text:p text:style-name="P2"><text:span text:style-name="T1">Subnet 6</text:span></text:p>
          </draw:text-box>
        </draw:frame>
      </draw:page>
      <draw:page draw:name="page8" draw:style-name="dp1" draw:master-page-name="Default">
        <draw:frame draw:style-name="gr21" draw:text-style-name="P4" draw:layer="layout" svg:width="15.875cm" svg:height="5.661cm" svg:x="4.125cm" svg:y="4.459cm">
          <draw:image xlink:href="Pictures/100000010000041300000423A34CF17B.png" xlink:type="simple" xlink:show="embed" xlink:actuate="onLoad" draw:mime-type="image/png">
            <text:p/>
          </draw:image>
        </draw:frame>
        <draw:frame draw:style-name="gr22" draw:text-style-name="P4" draw:layer="layout" svg:width="15.556cm" svg:height="5.459cm" svg:x="4.444cm" svg:y="13.33cm">
          <draw:image xlink:href="Pictures/100000010000041A0000042596594653.png" xlink:type="simple" xlink:show="embed" xlink:actuate="onLoad" draw:mime-type="image/png">
            <text:p/>
          </draw:image>
        </draw:frame>
        <draw:frame draw:style-name="gr23" draw:text-style-name="P4" draw:layer="layout" svg:width="15.824cm" svg:height="5.616cm" svg:x="4.175cm" svg:y="21.258cm">
          <draw:image xlink:href="Pictures/100000010000041C000004229763C595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39cm">
          <draw:text-box>
            <text:p text:style-name="P2"><text:span text:style-name="T1">Subnet 7</text:span></text:p>
          </draw:text-box>
        </draw:frame>
      </draw:page>
      <draw:page draw:name="page9" draw:style-name="dp1" draw:master-page-name="Default">
        <draw:frame draw:style-name="gr24" draw:text-style-name="P4" draw:layer="layout" svg:width="15.895cm" svg:height="5.738cm" svg:x="4.105cm" svg:y="6.122cm">
          <draw:image xlink:href="Pictures/1000000100000409000004223D619F5C.png" xlink:type="simple" xlink:show="embed" xlink:actuate="onLoad" draw:mime-type="image/png">
            <text:p/>
          </draw:image>
        </draw:frame>
        <draw:frame draw:style-name="gr25" draw:text-style-name="P4" draw:layer="layout" svg:width="16.131cm" svg:height="6.033cm" svg:x="3.857cm" svg:y="13.512cm">
          <draw:image xlink:href="Pictures/10000001000004170000043139EDFA30.png" xlink:type="simple" xlink:show="embed" xlink:actuate="onLoad" draw:mime-type="image/png">
            <text:p/>
          </draw:image>
        </draw:frame>
        <draw:frame draw:style-name="gr26" draw:text-style-name="P4" draw:layer="layout" svg:width="16.46cm" svg:height="6.076cm" svg:x="3.54cm" svg:y="22.304cm">
          <draw:image xlink:href="Pictures/10000001000004160000042512035CF1.png" xlink:type="simple" xlink:show="embed" xlink:actuate="onLoad" draw:mime-type="image/png">
            <text:p/>
          </draw:image>
        </draw:frame>
        <draw:frame draw:style-name="gr5" draw:text-style-name="P3" draw:layer="layout" svg:width="19cm" svg:height="1.905cm" svg:x="1cm" svg:y="1.64cm">
          <draw:text-box>
            <text:p text:style-name="P2"><text:span text:style-name="T1">Subnet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6T19:00:02.001694600</meta:creation-date>
    <dc:date>2025-08-16T19:21:06.675695500</dc:date>
    <meta:editing-duration>PT19M50S</meta:editing-duration>
    <meta:editing-cycles>4</meta:editing-cycles>
    <meta:generator>LibreOffice/25.8.0.1$Windows_X86_64 LibreOffice_project/127f2cf27c25aaac008a1045ebfed22015cb3064</meta:generator>
    <meta:document-statistic meta:object-count="33"/>
  </office:meta>
</office:document-meta>
</file>